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 Helvetica, sans-serif, 'Comic Sans M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text-properties style:font-name="Arial2" fo:font-size="12pt" style:font-size-asian="12pt" style:font-size-complex="12pt"/>
    </style:style>
    <style:style style:name="P2" style:family="paragraph" style:parent-style-name="Text_20_body">
      <style:paragraph-properties fo:text-align="justify" style:justify-single-word="false"/>
      <style:text-properties style:font-name="Arial"/>
    </style:style>
    <style:style style:name="P3" style:family="paragraph" style:parent-style-name="Text_20_body">
      <style:paragraph-properties fo:margin-top="0cm" fo:margin-bottom="0cm" fo:text-align="start" style:justify-single-word="false"/>
    </style:style>
    <style:style style:name="P4" style:family="paragraph" style:parent-style-name="Standard">
      <style:paragraph-properties fo:text-align="center" style:justify-single-word="false"/>
      <style:text-properties fo:color="#000080" style:font-name="Arial" fo:font-size="12pt" fo:font-weight="bold" style:font-size-asian="12pt" style:font-weight-asian="bold" style:font-size-complex="12pt" style:font-weight-complex="bold"/>
    </style:style>
    <style:style style:name="P5" style:family="paragraph" style:parent-style-name="Standard">
      <style:text-properties style:font-name="Arial" fo:font-size="12pt" style:font-size-asian="12pt" style:font-size-complex="12pt"/>
    </style:style>
    <style:style style:name="P6" style:family="paragraph" style:parent-style-name="Standard">
      <style:paragraph-properties fo:text-align="justify" style:justify-single-word="false"/>
      <style:text-properties style:font-name="Arial" fo:font-size="12pt" style:font-size-asian="12pt" style:font-size-complex="12pt"/>
    </style:style>
    <style:style style:name="P7"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style:font-name="Arial2"/>
    </style:style>
    <style:style style:name="T3" style:family="text">
      <style:text-properties style:font-name="Arial2" fo:font-size="10pt" style:font-size-asian="10pt" style:font-size-complex="10pt"/>
    </style:style>
    <style:style style:name="T4" style:family="text">
      <style:text-properties style:font-name="Arial2" fo:font-size="12pt"/>
    </style:style>
    <style:style style:name="T5" style:family="text">
      <style:text-properties style:font-name="Arial2" fo:font-size="12pt" style:font-size-asian="12pt" style:font-size-complex="12pt"/>
    </style:style>
    <style:style style:name="T6" style:family="text">
      <style:text-properties fo:font-variant="normal" fo:text-transform="none" fo:color="#000000" style:font-name="Arial2" fo:font-style="normal" fo:font-weight="normal"/>
    </style:style>
    <style:style style:name="T7" style:family="text">
      <style:text-properties fo:font-variant="normal" fo:text-transform="none" fo:color="#000000" style:font-name="Arial2" fo:font-size="10pt" fo:font-style="normal" fo:font-weight="normal" style:font-size-asian="10pt" style:font-size-complex="10pt"/>
    </style:style>
    <style:style style:name="T8" style:family="text">
      <style:text-properties fo:font-variant="normal" fo:text-transform="none" fo:color="#000000" style:font-name="Arial2" fo:font-size="12pt" fo:font-style="normal" fo:font-weight="normal"/>
    </style:style>
    <style:style style:name="T9" style:family="text">
      <style:text-properties fo:font-variant="normal" fo:text-transform="none" fo:color="#000000" style:font-name="Arial2" fo:font-size="12pt" fo:font-style="normal" fo:font-weight="normal"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oftware para crianças é apresentado no fisl13</text:p>
      <text:p text:style-name="P5"/>
      <text:p text:style-name="P7">O programa é uma ferramenta elaborada para professores ensinarem e aprenderem com alunos.</text:p>
      <text:p text:style-name="P5"/>
      <text:p text:style-name="P6">Foi <text:s/>apresentada hoje, dia 28, a Oficina Pandorga Linux e Crianças Livres no Projeto UCA (Um Computador por Aluno) no espaço de educação colaborativa Paulo Freire do 13º Fórum Internacional Software Livre (fisl13). A iniciativa tem como objetivo apresentar ao público a utilização do software livre como ferramenta para ensino.</text:p>
      <text:p text:style-name="P6"/>
      <text:p text:style-name="P6">O Programa Pandorga, idealizado por Rainer Otto Krüger, formado em ciência da computação, é uma distribuição GNU/Linux com o propósito de ser utilizada em escolas. As atividades são definidas conforme a idade da criança. “O ambiente para as crianças é intuitivo, com ícones espalhados na tela do computador. Para os maiores, a divisão é feita por abas, semelhante aos programas Linux”, afirmou o professor Marcos Silva Vieira.</text:p>
      <text:p text:style-name="P6"/>
      <text:p text:style-name="P6">Crianças portadoras de necessidades especiais também contam com um espaço específico, conhecido como Ambiente Acessível. Há um software que auxilia no aprendizado de deficientes visuais, imitando sons do que está escrito na tela, além <text:s/>de jogos que estimulam a coordenação motora.</text:p>
      <text:p text:style-name="P6"/>
      <text:p text:style-name="P6">O Projeto UCA tem como ideia principal a inclusão digital para estudantes. No projeto pré-piloto, que iniciou em 2007, foram distribuídos <text:span text:style-name="T1">notebooks</text:span> para seis cidades brasileiras.</text:p>
      <text:p text:style-name="P6"/>
      <text:p text:style-name="P2"><text:span text:style-name="Strong_20_Emphasis"><text:span text:style-name="T5">Sobre o Fórum Internacional Software Livre (fisl)</text:span></text:span></text:p>
      <text:p text:style-name="P1">O Fórum Internacional de Software Livre (fisl) acontece desde o ano 2000 - chegando em sua 13ª edição. É considerado o mais consolidado evento da área na América Latina e um dos maiores do mundo. Fundado nos ideais construídos inicialmente pelo físico e programador Richard Stallman e, posteriormente, pela comunidade de  hackers  e  desenvolvedores  do  sistema  operacional  GNU/Linux, o fisl surgiu de uma mobilização em prol da luta pela liberdade e autonomia tecnológica do país. O  evento  é  o momento  de  encontro  físico  de  muitas  pessoas do de diversas partes do mundo que  se  conhecem  e  trabalham  apenas  pela internet em projetos das mais variadas temáticas. A comunidade de usuários é o coração do fisl e interage com diversos outros setores da sociedade, como a academia, profissionais, empresas, investidores, governos e sociedade civil. </text:p>
      <text:p text:style-name="Text_20_body"><text:span text:style-name="Strong_20_Emphasis"><text:span text:style-name="T5">Porto Alegre, 28 de julho de 2012</text:span></text:span></text:p>
      <text:p text:style-name="P3"><text:span text:style-name="Strong_20_Emphasis"><text:span text:style-name="T9">Núcleo de Atendimento 13° Fórum Internacional de Software Livre<text:line-break/>Coordenação: Nicole Carvalho – </text:span></text:span><text:a xlink:type="simple" xlink:href="http://unica.relazione.com.br/tec-atualiza-estat-clique.php?rlzto=%25$$$%25bWFpbHRvOm5pY29sZUBlbmZhdG8uY29tLmJy&amp;idNewsletter=NDM5MA==&amp;idAssinante=NzEzMw==&amp;IdLink=NDgxMTU=&amp;idCliente=MTc4&amp;sobra=" office:target-frame-name="_blank" xlink:show="new"><text:span text:style-name="Strong_20_Emphasis">nicole@enfato.com.br</text:span></text:a><text:span text:style-name="Strong_20_Emphasis"><text:span text:style-name="T9"> – 51 8118.1501<text:line-break/>Direção:Mariana Turkenicz– </text:span></text:span><text:a xlink:type="simple" xlink:href="http://unica.relazione.com.br/tec-atualiza-estat-clique.php?rlzto=%25$$$%25bWFpbHRvOm1hcmlhbmFAZW5mYXRvLmNvbS5icg==&amp;idNewsletter=NDM5MA==&amp;idAssinante=NzEzMw==&amp;IdLink=NDgxMTY=&amp;idCliente=MTc4&amp;sobra=" office:target-frame-name="_blank" xlink:show="new"><text:span text:style-name="Strong_20_Emphasis">mariana@enfato.com.br</text:span></text:a><text:span text:style-name="Strong_20_Emphasis"><text:span text:style-name="T9"> – 51 8121.7062</text:span></text:span></text:p>
      <text:p text:style-name="P3"><text:span text:style-name="Strong_20_Emphasis"><text:span text:style-name="T9">Atendimento: Bruna Brinques – </text:span></text:span><text:a xlink:type="simple" xlink:href="mailto:bruna@enfato.com.br"><text:span text:style-name="Strong_20_Emphasis">bruna@enfato.com.br</text:span></text:a><text:span text:style-name="Strong_20_Emphasis"><text:span text:style-name="T9"> <text:line-break/>Enfato Comunicação Empresarial<text:line-break/>51 30.261.261<text:line-break/></text:span></text:span><text:a xlink:type="simple" xlink:href="http://unica.relazione.com.br/tec-atualiza-estat-clique.php?rlzto=%25$$$%25aHR0cDovL3d3dy5lbmZhdG8uY29tLmJyLw==&amp;idNewsletter=NDM5MA==&amp;idAssinante=NzEzMw==&amp;IdLink=NDgxMTg=&amp;idCliente=MTc4&amp;sobra=" office:target-frame-name="_blank" xlink:show="new"><text:span text:style-name="Strong_20_Emphasis">www.enfato.com.br</text:span></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Arial1" svg:font-family="Arial, Helvetica, sans-serif, 'Comic Sans M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sl 13 </meta:initial-creator>
    <meta:creation-date>2012-07-28T15:53:07</meta:creation-date>
    <dc:date>2012-07-28T17:51:12</dc:date>
    <dc:creator>Fisl 13 </dc:creator>
    <meta:editing-duration>PT1H12M13S</meta:editing-duration>
    <meta:editing-cycles>8</meta:editing-cycles>
    <meta:generator>LibreOffice/3.5$Linux_x86 LibreOffice_project/350m1$Build-3</meta:generator>
    <meta:document-statistic meta:table-count="0" meta:image-count="0" meta:object-count="0" meta:page-count="1" meta:paragraph-count="11" meta:word-count="385" meta:character-count="2596" meta:non-whitespace-character-count="2196"/>
  </office:meta>
</office:document-meta>
</file>